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app.route("/get-data", methods = ["GET"]) def get_data(): db = mysql.connector.connect( host="localhost", user= "root", password= "admin", database= "flask_app" ) cursor = db.cursor() cursor.execute("SELECT * FROM users_auth") data = cursor.fetchall() return jsonify(dat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5:56:03.399366507</meta:creation-date>
    <dc:date>2026-02-26T15:56:32.853110586</dc:date>
    <meta:editing-duration>PT30S</meta:editing-duration>
    <meta:editing-cycles>1</meta:editing-cycles>
    <meta:document-statistic meta:table-count="0" meta:image-count="0" meta:object-count="0" meta:page-count="1" meta:paragraph-count="1" meta:word-count="29" meta:character-count="273" meta:non-whitespace-character-count="245"/>
    <meta:generator>LibreOffice/7.3.7.2$Linux_X86_64 LibreOffice_project/30$Build-2</meta:generator>
  </office:meta>
</office:document-meta>
</file>